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eb GUI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2:50:25.497369958</meta:creation-date>
    <dc:date>2023-12-22T13:51:18.667885779</dc:date>
    <meta:editing-duration>PT37M55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1" meta:word-count="2" meta:character-count="7" meta:non-whitespace-character-count="6"/>
  </office:meta>
</office:document-meta>
</file>